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a521f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0a521f"/>
    </style:style>
    <style:style style:name="P27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9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c7dd0c" style:font-name="Consolas" fo:font-size="10pt" style:font-size-asian="10pt"/>
    </style:style>
    <style:style style:name="T7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7fb347" style:font-name="Consolas" fo:font-size="10pt" style:font-size-asian="10pt"/>
    </style:style>
    <style:style style:name="T9" style:family="text">
      <style:text-properties fo:color="#ffc600" style:font-name="Consolas" fo:font-size="10pt" style:font-size-asian="10pt"/>
    </style:style>
    <style:style style:name="T10" style:family="text">
      <style:text-properties fo:color="#efc090" style:font-name="Consolas" fo:font-size="10pt" style:font-size-asian="10pt"/>
    </style:style>
    <style:style style:name="T11" style:family="text">
      <style:text-properties fo:color="#ffffff" style:font-name="Consolas" fo:font-size="10pt" style:font-size-asian="10pt"/>
    </style:style>
    <style:style style:name="T12" style:family="text">
      <style:text-properties fo:color="#000000"/>
    </style:style>
    <style:style style:name="T13" style:family="text">
      <style:text-properties style:font-name="Consolas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style:font-name="Consolas" style:text-underline-style="solid" style:text-underline-width="auto" style:text-underline-color="font-color"/>
    </style:style>
    <style:style style:name="T27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0" style:family="text">
      <style:text-properties officeooo:rsid="000f73f3"/>
    </style:style>
    <style:style style:name="T31" style:family="text">
      <style:text-properties officeooo:rsid="000ba72a"/>
    </style:style>
    <style:style style:name="T32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5" style:family="text">
      <style:text-properties fo:font-size="18pt" fo:font-weight="bold" officeooo:rsid="00162bb6" style:font-size-asian="18pt" style:font-weight-asian="bold" style:font-size-complex="18pt" style:font-weight-complex="bold"/>
    </style:style>
    <style:style style:name="T36" style:family="text">
      <style:text-properties officeooo:rsid="001172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9"><text:span text:style-name="T27">LEC </text:span><text:span text:style-name="T28">1</text:span><text:span text:style-name="T27"> – </text:span><text:span text:style-name="T29">H</text:span><text:span text:style-name="T28">ello World</text:span></text:p>
      <text:p text:style-name="P1"/>
      <text:p text:style-name="P1">LEC <text:span text:style-name="T30">2</text:span> - <text:span text:style-name="T31">Variables</text:span></text:p>
      <text:p text:style-name="P4"/>
      <text:p text:style-name="P5">package p1;</text:p>
      <text:p text:style-name="P11"/>
      <text:p text:style-name="P11">public class app {</text:p>
      <text:p text:style-name="P11"/>
      <text:p text:style-name="P11"><text:tab/>public static void main(String[] args) {</text:p>
      <text:p text:style-name="P11"><text:tab/><text:tab/></text:p>
      <text:p text:style-name="P11"><text:tab/>//Primitive data types - Create variables</text:p>
      <text:p text:style-name="P11"><text:tab/><text:tab/></text:p>
      <text:p text:style-name="P11"><text:tab/><text:tab/>int aValue = 42;</text:p>
      <text:p text:style-name="P11"><text:tab/><text:tab/>//32 Bit value.Larger range of values.<text:tab/></text:p>
      <text:p text:style-name="P11"/>
      <text:p text:style-name="P11"><text:tab/><text:tab/>short aShort = 93;</text:p>
      <text:p text:style-name="P11"><text:tab/><text:tab/>//16 bit value. Smaller range of values.<text:tab/></text:p>
      <text:p text:style-name="P11"/>
      <text:p text:style-name="P11"><text:tab/><text:tab/>Long aLong = 8304L;</text:p>
      <text:p text:style-name="P11"><text:tab/><text:tab/>//64 bit value Very large range of numbers.</text:p>
      <text:p text:style-name="P11"><text:tab/><text:tab/></text:p>
      <text:p text:style-name="P11"><text:tab/><text:tab/>double aDouble = 3.4553;</text:p>
      <text:p text:style-name="P11"><text:tab/><text:tab/>//64 bit value. Used to define numbers with decimals.</text:p>
      <text:p text:style-name="P11"><text:tab/><text:tab/></text:p>
      <text:p text:style-name="P11"><text:tab/><text:tab/>float aFloat = 5.243F;</text:p>
      <text:p text:style-name="P11"><text:tab/><text:tab/>/*32 bit value. Used to define numbers with decimals.Less decimal places, </text:p>
      <text:p text:style-name="P11"><text:tab/><text:tab/> <text:s/>less precise than a double.*/</text:p>
      <text:p text:style-name="P11"><text:tab/><text:tab/></text:p>
      <text:p text:style-name="P11"><text:tab/><text:tab/>char aChar = 'b';</text:p>
      <text:p text:style-name="P11"><text:tab/><text:tab/>//Stores a single character/letter or ASCII values</text:p>
      <text:p text:style-name="P11"><text:tab/><text:tab/></text:p>
      <text:p text:style-name="P11"><text:tab/><text:tab/>boolean aBoolean = true;</text:p>
      <text:p text:style-name="P11"><text:tab/><text:tab/>//Stores true or false values</text:p>
      <text:p text:style-name="P11"><text:tab/><text:tab/></text:p>
      <text:p text:style-name="P11"><text:tab/><text:tab/>byte aByte = 127;</text:p>
      <text:p text:style-name="P13"><text:span text:style-name="T13"><text:tab/>//The byte data type is an 8-bit signed two's complement integer.(</text:span><text:span text:style-name="T26">min</text:span><text:span text:style-name="T13"> -128, max 127)</text:span></text:p>
      <text:p text:style-name="P11"><text:tab/><text:tab/><text:tab/><text:tab/></text:p>
      <text:p text:style-name="P11"><text:tab/>//Print variables</text:p>
      <text:p text:style-name="P11"><text:tab/><text:tab/>System.out.println(aValue);</text:p>
      <text:p text:style-name="P11"><text:tab/><text:tab/>//Prints aValue to the console</text:p>
      <text:p text:style-name="P11"><text:tab/><text:tab/></text:p>
      <text:p text:style-name="P11"><text:tab/><text:tab/>System.out.println(aShort);</text:p>
      <text:p text:style-name="P11"><text:tab/><text:tab/>//Prints aShort to the console</text:p>
      <text:p text:style-name="P11"><text:tab/><text:tab/></text:p>
      <text:p text:style-name="P11"><text:tab/><text:tab/>System.out.println(aLong);</text:p>
      <text:p text:style-name="P11"><text:tab/><text:tab/>//Prints aLong to the console</text:p>
      <text:p text:style-name="P11"><text:tab/><text:tab/></text:p>
      <text:p text:style-name="P11"><text:tab/><text:tab/>System.out.println(aDouble);</text:p>
      <text:p text:style-name="P11"><text:tab/><text:tab/>//prints aDouble to the console</text:p>
      <text:p text:style-name="P11"><text:tab/><text:tab/></text:p>
      <text:p text:style-name="P11"><text:tab/><text:tab/>System.out.println(aFloat);</text:p>
      <text:p text:style-name="P11"><text:tab/><text:tab/>//prints aFloat to the console</text:p>
      <text:p text:style-name="P11"><text:tab/><text:tab/></text:p>
      <text:p text:style-name="P11"><text:tab/><text:tab/>System.out.println(aChar);</text:p>
      <text:p text:style-name="P11"><text:tab/><text:tab/>//Prints aChar to the console</text:p>
      <text:p text:style-name="P11"><text:tab/><text:tab/></text:p>
      <text:p text:style-name="P11"><text:tab/><text:tab/>System.out.println(aBoolean);</text:p>
      <text:p text:style-name="P11"><text:tab/><text:tab/>//prints aBoolean to the console</text:p>
      <text:p text:style-name="P11"><text:tab/><text:tab/></text:p>
      <text:p text:style-name="P11"><text:tab/><text:tab/>System.out.println(aByte);</text:p>
      <text:p text:style-name="P11"><text:soft-page-break/><text:tab/><text:tab/>//prints aByte to the console</text:p>
      <text:p text:style-name="P11"><text:tab/><text:tab/></text:p>
      <text:p text:style-name="P11"><text:tab/>}</text:p>
      <text:p text:style-name="P5">}</text:p>
      <text:p text:style-name="P18"/>
      <text:p text:style-name="P10">Lec <text:span text:style-name="T30">3</text:span> – <text:span text:style-name="T31">Strings</text:span></text:p>
      <text:p text:style-name="P10"/>
      <text:list xml:id="list3225698074" text:style-name="L1">
        <text:list-item>
          <text:p text:style-name="P21">Don’t always have to use eclipse auto creation for a main method. There is a shortcut, type main and pres CTRL + SPACE and hit Enter.</text:p>
        </text:list-item>
        <text:list-item>
          <text:p text:style-name="P23"/>
          <text:p text:style-name="P19"><text:span text:style-name="T14">public class Application {</text:span></text:p>
        </text:list-item>
      </text:list>
      <text:p text:style-name="P12"/>
      <text:p text:style-name="P14"><text:span text:style-name="T14"><text:tab/>public static void main(String[] args) {</text:span></text:p>
      <text:p text:style-name="P14"><text:span text:style-name="T14"><text:tab/><text:tab/>int aNumber = 9;</text:span></text:p>
      <text:p text:style-name="P14"><text:span text:style-name="T14"><text:tab/><text:tab/>double aDouble = 9.5;</text:span></text:p>
      <text:p text:style-name="P14"><text:span text:style-name="T14"><text:tab/><text:tab/>String text = "Hi";</text:span></text:p>
      <text:p text:style-name="P14"><text:span text:style-name="T14"><text:tab/><text:tab/>String blank = " ";</text:span></text:p>
      <text:p text:style-name="P14"><text:span text:style-name="T14"><text:tab/><text:tab/>String moreText = "there";</text:span></text:p>
      <text:p text:style-name="P14"><text:span text:style-name="T14"><text:tab/><text:tab/>String hiThere = text + blank + moreText;</text:span></text:p>
      <text:p text:style-name="P14"><text:span text:style-name="T14"><text:tab/><text:tab/>System.out.println(text);</text:span></text:p>
      <text:p text:style-name="P14"><text:span text:style-name="T14"><text:tab/><text:tab/>System.out.println(text + blank + moreText);</text:span></text:p>
      <text:p text:style-name="P14"><text:span text:style-name="T14"><text:tab/><text:tab/>System.out.println("Hi" + " " + "there");</text:span></text:p>
      <text:p text:style-name="P14"><text:span text:style-name="T14"><text:tab/><text:tab/>System.out.println(hiThere);</text:span></text:p>
      <text:p text:style-name="P14"><text:span text:style-name="T14"><text:tab/><text:tab/>System.out.println("My number: " + aNumber + " , " + aDouble);</text:span></text:p>
      <text:list xml:id="list232137912480816" text:continue-numbering="true" text:style-name="L1">
        <text:list-header>
          <text:p text:style-name="P29"><text:s text:c="5"/>}</text:p>
        </text:list-header>
        <text:list-item>
          <text:p text:style-name="P24"/>
        </text:list-item>
      </text:list>
      <text:p text:style-name="P9"><text:span text:style-name="T32">Lec </text:span><text:span text:style-name="T33">4</text:span><text:span text:style-name="T32"> – </text:span><text:span text:style-name="T34">W</text:span><text:span text:style-name="T33">hile Loops</text:span></text:p>
      <text:list xml:id="list3792300779" text:style-name="L2">
        <text:list-item>
          <text:p text:style-name="P22"><text:span text:style-name="T30">A</text:span>nother good shortcut to indent code. select all code, while selected hit <text:span text:style-name="T12">SHIFT + CTRL + F.</text:span></text:p>
          <text:p text:style-name="P20"/>
        </text:list-item>
      </text:list>
      <text:p text:style-name="P6"><text:span text:style-name="T14"><text:s text:c="4"/>public class MyApp {</text:span></text:p>
      <text:p text:style-name="P16"><text:span text:style-name="T14"><text:tab/>public static void main(String[] args) {</text:span></text:p>
      <text:p text:style-name="P16"><text:span text:style-name="T14"><text:tab/><text:tab/>int number = 23;</text:span></text:p>
      <text:p text:style-name="P31"><text:tab/><text:tab/></text:p>
      <text:p text:style-name="P16"><text:span text:style-name="T14"><text:tab/><text:tab/>while(number &lt; 34) {</text:span></text:p>
      <text:p text:style-name="P16"><text:span text:style-name="T14"><text:tab/><text:tab/><text:tab/>System.out.println("Okay" + " " + number);</text:span></text:p>
      <text:p text:style-name="P16"><text:span text:style-name="T14"><text:tab/><text:tab/><text:tab/>number = number + 2;</text:span></text:p>
      <text:p text:style-name="P31"><text:tab/><text:tab/>}</text:p>
      <text:p text:style-name="P31"><text:tab/>}</text:p>
      <text:p text:style-name="P31">}</text:p>
      <text:p text:style-name="P7"/>
      <text:p text:style-name="P10">Lec <text:span text:style-name="T30">5</text:span> – <text:s/><text:span text:style-name="T30">For Loops</text:span></text:p>
      <text:p text:style-name="P8"/>
      <text:p text:style-name="P15"><text:span text:style-name="T14">public class MyApplication {</text:span></text:p>
      <text:p text:style-name="P15"><text:span text:style-name="T14"><text:tab/>public static void main(String[] args) {</text:span></text:p>
      <text:p text:style-name="P15"><text:span text:style-name="T14"><text:tab/><text:tab/>for(int i = 0; i &lt; 10; i++) {</text:span></text:p>
      <text:p text:style-name="P15"><text:span text:style-name="T14"><text:tab/><text:tab/><text:tab/>System.out.printf("The <text:s/>value of my variable is: %d\n" , i);</text:span></text:p>
      <text:p text:style-name="P15"><text:span text:style-name="T14"><text:tab/><text:tab/><text:tab/>//System.out.println(" ");</text:span></text:p>
      <text:p text:style-name="P30"><text:tab/><text:tab/>}</text:p>
      <text:p text:style-name="P30"><text:tab/>}</text:p>
      <text:p text:style-name="P30">}</text:p>
      <text:p text:style-name="P30"><text:soft-page-break/></text:p>
      <text:p text:style-name="P32">Output:</text:p>
      <text:p text:style-name="P32">The value of my variable is: 0</text:p>
      <text:p text:style-name="P30">The value of my variable is: 1</text:p>
      <text:p text:style-name="P30">The value of my variable is: 2</text:p>
      <text:p text:style-name="P30">The value of my variable is: 3</text:p>
      <text:p text:style-name="P30">The value of my variable is: 4</text:p>
      <text:p text:style-name="P30">The value of my variable is: 5</text:p>
      <text:p text:style-name="P30">The value of my variable is: 6</text:p>
      <text:p text:style-name="P30">The value of my variable is: 7</text:p>
      <text:p text:style-name="P30">The value of my variable is: 8</text:p>
      <text:p text:style-name="P32">The value of my variable is: 9</text:p>
      <text:p text:style-name="P10"/>
      <text:p text:style-name="P10"/>
      <text:p text:style-name="P9"><text:span text:style-name="T32">Lec </text:span><text:span text:style-name="T33">6</text:span><text:span text:style-name="T32"> – </text:span><text:span text:style-name="T34">I</text:span><text:span text:style-name="T33">F Statements</text:span></text:p>
      <text:list xml:id="list1157915368" text:style-name="L3">
        <text:list-item>
          <text:p text:style-name="P27"><text:span text:style-name="T33">*</text:span><text:span text:style-name="T35">Type q to exit git log screen Type h to get help</text:span></text:p>
        </text:list-item>
      </text:list>
      <text:p text:style-name="P25"/>
      <text:p text:style-name="P15"><text:span text:style-name="T14">public</text:span><text:span text:style-name="T14"> </text:span><text:span text:style-name="T14">class</text:span><text:span text:style-name="T14"> </text:span><text:span text:style-name="T14">MyApplication</text:span><text:span text:style-name="T14"> {</text:span></text:p>
      <text:p text:style-name="P15"><text:span text:style-name="T14"><text:tab/></text:span><text:span text:style-name="T14">public</text:span><text:span text:style-name="T14"> </text:span><text:span text:style-name="T14">static</text:span><text:span text:style-name="T14"> </text:span><text:span text:style-name="T14">void</text:span><text:span text:style-name="T14"> </text:span><text:span text:style-name="T14">main</text:span><text:span text:style-name="T14">(</text:span><text:span text:style-name="T14">String</text:span><text:span text:style-name="T14">[] </text:span><text:span text:style-name="T14">args</text:span><text:span text:style-name="T14">) {</text:span></text:p>
      <text:p text:style-name="P15"><text:span text:style-name="T14"><text:tab/><text:tab/></text:span><text:span text:style-name="T14">/*boolean comparison = 3 &lt; 2; // True</text:span></text:p>
      <text:p text:style-name="P15"><text:span text:style-name="T14"><text:tab/><text:tab/>boolean notEquals = 3 != 4; // True</text:span></text:p>
      <text:p text:style-name="P15"><text:span text:style-name="T14"><text:tab/><text:tab/>boolean equals = 5 == 4; <text:tab/>// False <text:s/>One = assigns variable, </text:span></text:p>
      <text:p text:style-name="P15"><text:span text:style-name="T14"><text:tab/><text:tab/><text:tab/><text:tab/><text:tab/><text:tab/><text:tab/><text:tab/><text:tab/><text:tab/><text:tab/>//Two == Tests equality, </text:span></text:p>
      <text:p text:style-name="P15"><text:span text:style-name="T14"><text:tab/><text:tab/><text:tab/><text:tab/><text:tab/><text:tab/><text:tab/><text:tab/><text:tab/><text:tab/><text:tab/>//<text:tab/>(If 5 is equal to 5) </text:span></text:p>
      <text:p text:style-name="P15"><text:span text:style-name="T14"><text:tab/><text:tab/>System.out.println(comparison);</text:span></text:p>
      <text:p text:style-name="P15"><text:span text:style-name="T14"><text:tab/><text:tab/>System.out.println(notEquals);</text:span></text:p>
      <text:p text:style-name="P15"><text:span text:style-name="T14"><text:tab/><text:tab/>System.out.println(equals);</text:span></text:p>
      <text:p text:style-name="P15"><text:span text:style-name="T14"><text:tab/><text:tab/></text:span></text:p>
      <text:p text:style-name="P15"><text:span text:style-name="T14"><text:tab/><text:tab/>//Example 1</text:span></text:p>
      <text:p text:style-name="P15"><text:span text:style-name="T14"><text:tab/><text:tab/>if(3 != 10) {</text:span></text:p>
      <text:p text:style-name="P15"><text:span text:style-name="T14"><text:tab/><text:tab/><text:tab/>System.out.println("It's True!");</text:span></text:p>
      <text:p text:style-name="P15"><text:span text:style-name="T14"><text:tab/><text:tab/>}</text:span></text:p>
      <text:p text:style-name="P15"><text:span text:style-name="T14"><text:tab/><text:tab/></text:span></text:p>
      <text:p text:style-name="P15"><text:span text:style-name="T14"><text:tab/><text:tab/>//Example 2</text:span></text:p>
      <text:p text:style-name="P15"><text:span text:style-name="T14"><text:tab/><text:tab/></text:span><text:span text:style-name="T25">int</text:span><text:span text:style-name="T14"> amount = 20;</text:span></text:p>
      <text:p text:style-name="P15"><text:span text:style-name="T14"><text:tab/><text:tab/>if(amount == 20) {</text:span></text:p>
      <text:p text:style-name="P15"><text:span text:style-name="T14"><text:tab/><text:tab/><text:tab/>System.out.println("It's True!");</text:span></text:p>
      <text:p text:style-name="P15"><text:span text:style-name="T14"><text:tab/><text:tab/>}</text:span></text:p>
      <text:p text:style-name="P15"><text:span text:style-name="T14"><text:tab/><text:tab/></text:span></text:p>
      <text:p text:style-name="P15"><text:span text:style-name="T14"><text:tab/><text:tab/>//Example 3 </text:span></text:p>
      <text:p text:style-name="P15"><text:span text:style-name="T14"><text:tab/><text:tab/></text:span><text:span text:style-name="T25">int</text:span><text:span text:style-name="T14"> quantity = 20;</text:span></text:p>
      <text:p text:style-name="P15"><text:span text:style-name="T14"><text:tab/><text:tab/>if(quantity &lt; 21) {</text:span></text:p>
      <text:p text:style-name="P15"><text:span text:style-name="T14"><text:tab/><text:tab/><text:tab/>System.out.println("It's True!");</text:span></text:p>
      <text:p text:style-name="P15"><text:span text:style-name="T14"><text:tab/><text:tab/>} else {</text:span></text:p>
      <text:p text:style-name="P15"><text:span text:style-name="T14"><text:tab/><text:tab/><text:tab/>System.out.println("It's False!");</text:span></text:p>
      <text:p text:style-name="P15"><text:span text:style-name="T14"><text:tab/><text:tab/>}</text:span></text:p>
      <text:p text:style-name="P15"><text:span text:style-name="T14"><text:tab/><text:tab/></text:span></text:p>
      <text:p text:style-name="P15"><text:span text:style-name="T14"><text:tab/><text:tab/>//Example 4</text:span></text:p>
      <text:p text:style-name="P15"><text:span text:style-name="T14"><text:tab/><text:tab/></text:span><text:span text:style-name="T25">int</text:span><text:span text:style-name="T14"> sum = 30;</text:span></text:p>
      <text:p text:style-name="P15"><text:span text:style-name="T14"><text:tab/><text:tab/>if(sum &lt; 21) {</text:span></text:p>
      <text:p text:style-name="P15"><text:span text:style-name="T14"><text:tab/><text:tab/><text:tab/>System.out.println("It's True!");</text:span></text:p>
      <text:p text:style-name="P15"><text:span text:style-name="T14"><text:tab/><text:tab/>} else if(sum &gt; 30) {</text:span></text:p>
      <text:p text:style-name="P15"><text:soft-page-break/><text:span text:style-name="T14"><text:tab/><text:tab/><text:tab/>System.out.println("It's False!");</text:span></text:p>
      <text:p text:style-name="P15"><text:span text:style-name="T14"><text:tab/><text:tab/>} else {</text:span></text:p>
      <text:p text:style-name="P15"><text:span text:style-name="T14"><text:tab/><text:tab/><text:tab/>System.out.println("None of the above");</text:span></text:p>
      <text:p text:style-name="P15"><text:span text:style-name="T14"><text:tab/><text:tab/>}</text:span></text:p>
      <text:p text:style-name="P15"><text:span text:style-name="T14"><text:tab/><text:tab/></text:span></text:p>
      <text:p text:style-name="P15"><text:span text:style-name="T14"><text:tab/><text:tab/>//Example 5</text:span></text:p>
      <text:p text:style-name="P15"><text:span text:style-name="T14"><text:tab/><text:tab/></text:span><text:span text:style-name="T25">int</text:span><text:span text:style-name="T14"> all = 0;</text:span></text:p>
      <text:p text:style-name="P15"><text:span text:style-name="T14"><text:tab/><text:tab/>while(all &lt; 0) {</text:span></text:p>
      <text:p text:style-name="P15"><text:span text:style-name="T14"><text:tab/><text:tab/><text:tab/>System.out.println("In the loop");</text:span></text:p>
      <text:p text:style-name="P15"><text:span text:style-name="T14"><text:tab/><text:tab/><text:tab/>all++;</text:span></text:p>
      <text:p text:style-name="P15"><text:span text:style-name="T14"><text:tab/><text:tab/>} */</text:span></text:p>
      <text:p text:style-name="P15"><text:span text:style-name="T14"><text:tab/><text:tab/></text:span></text:p>
      <text:p text:style-name="P15"><text:span text:style-name="T14"><text:tab/><text:tab/></text:span><text:span text:style-name="T14">//Example 6</text:span></text:p>
      <text:p text:style-name="P15"><text:span text:style-name="T14"><text:tab/><text:tab/></text:span><text:span text:style-name="T14">int</text:span><text:span text:style-name="T14"> </text:span><text:span text:style-name="T14">supply</text:span><text:span text:style-name="T14"> = </text:span><text:span text:style-name="T14">0</text:span><text:span text:style-name="T14">;</text:span></text:p>
      <text:p text:style-name="P15"><text:span text:style-name="T14"><text:tab/><text:tab/></text:span><text:span text:style-name="T14">while</text:span><text:span text:style-name="T14">(</text:span><text:span text:style-name="T14">true</text:span><text:span text:style-name="T14">) {</text:span></text:p>
      <text:p text:style-name="P15"><text:span text:style-name="T14"><text:tab/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"In the loop"</text:span><text:span text:style-name="T14">);</text:span></text:p>
      <text:p text:style-name="P15"><text:span text:style-name="T14"><text:tab/><text:tab/><text:tab/></text:span><text:span text:style-name="T14">if</text:span><text:span text:style-name="T14">(</text:span><text:span text:style-name="T14">supply</text:span><text:span text:style-name="T14"> == </text:span><text:span text:style-name="T14">6</text:span><text:span text:style-name="T14">) {</text:span></text:p>
      <text:p text:style-name="P15"><text:span text:style-name="T14"><text:tab/><text:tab/><text:tab/><text:tab/></text:span><text:span text:style-name="T14">break</text:span><text:span text:style-name="T14">;</text:span></text:p>
      <text:p text:style-name="P15"><text:span text:style-name="T14"><text:tab/><text:tab/><text:tab/>}</text:span></text:p>
      <text:p text:style-name="P15"><text:span text:style-name="T14"><text:tab/><text:tab/><text:tab/></text:span><text:span text:style-name="T14">supply</text:span><text:span text:style-name="T14">++;</text:span></text:p>
      <text:p text:style-name="P15"><text:span text:style-name="T14"><text:tab/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"Out of the loop"</text:span><text:span text:style-name="T14">);</text:span></text:p>
      <text:p text:style-name="P15"><text:span text:style-name="T14"><text:tab/><text:tab/>}</text:span></text:p>
      <text:p text:style-name="P33"><text:span text:style-name="T2"><text:tab/>}</text:span></text:p>
      <text:p text:style-name="P25"><text:span text:style-name="T2">}</text:span></text:p>
      <text:p text:style-name="P10">Lec <text:span text:style-name="T30">7</text:span> – <text:span text:style-name="T30">Getting User Input</text:span></text:p>
      <text:p text:style-name="P10"/>
      <text:p text:style-name="P9"><text:span text:style-name="T32">Lec </text:span><text:span text:style-name="T33">8</text:span><text:span text:style-name="T32"> – </text:span><text:span text:style-name="T34">C</text:span><text:span text:style-name="T33">omments, Variable Scope, Do While Loops</text:span></text:p>
      <text:p text:style-name="P25"/>
      <text:p text:style-name="P10">Lec <text:span text:style-name="T30">9</text:span> – <text:span text:style-name="T30">Switch Statements</text:span></text:p>
      <text:p text:style-name="P10"/>
      <text:p text:style-name="P10">Lec <text:span text:style-name="T30">10</text:span> – <text:span text:style-name="T30">Arrays</text:span></text:p>
      <text:p text:style-name="P10"/>
      <text:p text:style-name="P10">Lec <text:span text:style-name="T30">11</text:span> – <text:span text:style-name="T30">Multidimensional Arrays, Nested For Loops</text:span></text:p>
      <text:p text:style-name="P10"/>
      <text:p text:style-name="P10">Lec <text:span text:style-name="T30">12</text:span> – <text:span text:style-name="T30">Classes, Methods, and Objects</text:span></text:p>
      <text:p text:style-name="P10"/>
      <text:p text:style-name="P10">Lec <text:span text:style-name="T30">13</text:span> – <text:span text:style-name="T30">Return Types and Method Parameters</text:span></text:p>
      <text:p text:style-name="P10"/>
      <text:p text:style-name="P9"><text:span text:style-name="T32">Lec </text:span><text:span text:style-name="T33">14</text:span><text:span text:style-name="T32"> – </text:span><text:span text:style-name="T34">C</text:span><text:span text:style-name="T33">onstructors and this vs. this()</text:span></text:p>
      <text:p text:style-name="P25"/>
      <text:p text:style-name="P10">Lec <text:span text:style-name="T30">15</text:span> – <text:span text:style-name="T30">Static and Final</text:span></text:p>
      <text:p text:style-name="P10"/>
      <text:p text:style-name="P10">Lec <text:span text:style-name="T30">16</text:span> – <text:span text:style-name="T36">Inheritance and Access Modifiers </text:span></text:p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30T23:21:36.982000000</dc:date>
    <meta:editing-duration>PT3H11M49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5" meta:paragraph-count="182" meta:word-count="682" meta:character-count="4324" meta:non-whitespace-character-count="3468"/>
  </office:meta>
</office:document-meta>
</file>